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sans1" svg:font-family="Lucidasan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style="italic" style:font-style-asian="italic" style:font-style-complex="italic"/>
    </style:style>
    <style:style style:name="T2" style:family="text">
      <style:text-properties fo:font-size="10pt" style:font-size-asian="10pt" style:font-size-complex="10pt"/>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Idegr 4</text:p>
      <text:p text:style-name="Text_20_body">Date: 19-03-2012</text:p>
      <text:p text:style-name="Text_20_body">Time: 13.20</text:p>
      <text:p text:style-name="Text_20_body">Facilitator: <text:span text:style-name="T1">Simon Nilsson</text:span></text:p>
      <text:p text:style-name="Text_20_body">Participants: Sebastian d'Aubigné, Simon Nilsson, Mike Phoohad, (Fanny Malmek <text:span text:style-name="T2">by video conference</text:span>)</text:p>
      <text:list xml:id="list912789908" text:style-name="L1">
        <text:list-item>
          <text:p text:style-name="P1">Objectives (5 min)</text:p>
          <text:p text:style-name="P1">Discuss:</text:p>
        </text:list-item>
      </text:list>
      <text:list xml:id="list1341401459" text:style-name="L2">
        <text:list-item>
          <text:p text:style-name="P2">Finish the Design Model</text:p>
        </text:list-item>
        <text:list-item>
          <text:p text:style-name="P2">Some runnable application</text:p>
        </text:list-item>
        <text:list-item>
          <text:p text:style-name="P2">A describing application-name</text:p>
        </text:list-item>
      </text:list>
      <text:list xml:id="list2121713495" text:continue-list="list912789908" text:style-name="L1">
        <text:list-item>
          <text:p text:style-name="P1">Reports (15 min)</text:p>
          <text:p text:style-name="P1">N/A – No previous meetings, hence nothing to follow-up.</text:p>
        </text:list-item>
        <text:list-item>
          <text:p text:style-name="P1">Discussion items (35 min)</text:p>
          <text:list>
            <text:list-item>
              <text:p text:style-name="P1">What to do...?</text:p>
              <text:list>
                <text:list-item>
                  <text:p text:style-name="P1">Discuss the designmodel</text:p>
                </text:list-item>
                <text:list-item>
                  <text:p text:style-name="P1">Prepare our version management system</text:p>
                </text:list-item>
                <text:list-item>
                  <text:p text:style-name="P1">Decide on what to present</text:p>
                </text:list-item>
                <text:list-item>
                  <text:p text:style-name="P1">Create a runnable version</text:p>
                </text:list-item>
                <text:list-item>
                  <text:p text:style-name="P1">Decide on a name</text:p>
                </text:list-item>
                <text:list-item>
                  <text:p text:style-name="P1">Assignments</text:p>
                </text:list-item>
                <text:list-item>
                  <text:p text:style-name="P1">Follow up the assignments</text:p>
                </text:list-item>
              </text:list>
            </text:list-item>
            <text:list-item>
              <text:p text:style-name="P1">How do we do...?</text:p>
            </text:list-item>
          </text:list>
        </text:list-item>
      </text:list>
      <text:list xml:id="list208103431" text:style-name="L3">
        <text:list-item>
          <text:list>
            <text:list-item>
              <text:list>
                <text:list-item>
                  <text:p text:style-name="P3">Design model : Define the designmodel and discuss it in front of a white-board enabling us to analyze our application and extract the important properties it holds.</text:p>
                </text:list-item>
                <text:list-item>
                  <text:p text:style-name="P3">Version Management System: Make our decision of using EGit together with Eclipse (and together with github.com) work. Trying it out so that we know what to do when conflicts arise, etc.</text:p>
                </text:list-item>
                <text:list-item>
                  <text:p text:style-name="P3">Presentable material: We will try to read up on exactly what should be part of the presentation.</text:p>
                </text:list-item>
                <text:list-item>
                  <text:p text:style-name="P3">Some runnable app: Try to predict which classes are needed to implement this. Also try to decide what the runnable app should be capable of doing.</text:p>
                </text:list-item>
                <text:list-item>
                  <text:p text:style-name="P3">Name : We should let this part “come to us” instead of trying to “push it out.”</text:p>
                </text:list-item>
              </text:list>
            </text:list-item>
          </text:list>
        </text:list-item>
      </text:list>
      <text:p text:style-name="Text_20_body"/>
      <text:p text:style-name="Text_20_body"/>
      <text:p text:style-name="Text_20_body"><text:soft-page-break/></text:p>
      <text:list xml:id="list2012653701" text:continue-list="list2121713495" text:style-name="L1">
        <text:list-item>
          <text:p text:style-name="P1">Outcomes and assignments (5 min)</text:p>
          <text:list>
            <text:list-header>
              <text:p text:style-name="P1">First : We are going to sit down all together and discuss the designmodel and come up with an initial version of the entire application's designmodel. </text:p>
              <text:p text:style-name="P1">Second: After the designmodel we are going to decide what we want to present as our first application-display.</text:p>
              <text:p text:style-name="P1">Third: With the help of the designmodel we are going to assign all members to different small tasks to be completed.</text:p>
              <text:p text:style-name="P1">Fourth: With the small tasks completed we are going to discuss each part before we match the parts together into the runnable version of our first little part of our application.</text:p>
              <text:p text:style-name="P1">Fifth: For last we will decide a name for our application.</text:p>
              <text:p text:style-name="P1"/>
            </text:list-header>
          </text:list>
        </text:list-item>
        <text:list-item>
          <text:p text:style-name="P1">Wrap up</text:p>
          <text:list>
            <text:list-item>
              <text:p text:style-name="P1">Unsolved …</text:p>
            </text:list-item>
          </text:list>
        </text:list-item>
      </text:list>
      <text:list xml:id="list1048095725" text:style-name="L4">
        <text:list-item>
          <text:list>
            <text:list-item>
              <text:list>
                <text:list-item>
                  <text:p text:style-name="P4">No-one could think of a good name for our application so we decided to wait instead and see what we can think of in the future. We are also confident that during the time the project is nearing it's end, we will probably have a better name.</text:p>
                </text:list-item>
              </text:list>
            </text:list-item>
          </text:list>
        </text:list-item>
      </text:list>
      <text:list xml:id="list848246834" text:continue-list="list2012653701" text:style-name="L1">
        <text:list-item>
          <text:list>
            <text:list-item>
              <text:p text:style-name="P1">Next meeting :Monday 26/3 15.15</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sans1" svg:font-family="Lucidasan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meta:creation-date>2010-02-02T18:35:41</meta:creation-date>
    <dc:date>2012-03-23T11:36:18</dc:date>
    <meta:editing-cycles>10</meta:editing-cycles>
    <meta:editing-duration>PT7H22M52S</meta:editing-duration>
    <dc:creator>Sebastian d'Aubigné</dc:creator>
    <meta:document-statistic meta:table-count="0" meta:image-count="0" meta:object-count="0" meta:page-count="2" meta:paragraph-count="38" meta:word-count="400" meta:character-count="2222"/>
    <meta:user-defined meta:name="Info 1"/>
    <meta:user-defined meta:name="Info 2"/>
    <meta:user-defined meta:name="Info 3"/>
    <meta:user-defined meta:name="Info 4"/>
  </office:meta>
</office:document-meta>
</file>